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ELinux Troubleshooting — AVCs</text:p>
          </draw:text-box>
        </draw:frame>
        <draw:frame draw:style-name="TransBox" svg:width="31.8700cm" svg:height="3.5000cm" svg:x="1.0000cm" svg:y="8.8000cm">
          <draw:text-box>
            <text:p text:style-name="PBody">An AVC (Access Vector Cache) denial is what SELinux logs when it blocks an action. Learning to read and correctly respond to AVCs is the key skill. Resource: Notes audit2allow man page: Generate policy modules from AV…</text:p>
          </draw:text-box>
        </draw:frame>
        <draw:frame draw:style-name="TransBox" svg:width="31.8700cm" svg:height="0.7000cm" svg:x="1.0000cm" svg:y="17.8000cm">
          <draw:text-box>
            <text:p text:style-name="PFooter">03-rhcsa/selinux-avc-basic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Where AVC denials are logged</text:p>
            <text:p text:style-name="PBullet">▶  Reading an AVC denial</text:p>
            <text:p text:style-name="PBullet">▶  audit2why — plain-language explanation</text:p>
            <text:p text:style-name="PBullet">▶  sealert — richer analysis</text:p>
            <text:p text:style-name="PBullet">▶  The fix taxonomy (choose the right fix)</text:p>
            <text:p text:style-name="PBullet">▶  Common AVC scenarios and fixes</text:p>
            <text:p text:style-name="PBullet">▶  Confirm SELinux mode before assuming it's a permission problem</text:p>
            <text:p text:style-name="PBullet">▶  Quick AVC search with ausearch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ere AVC denials are logged</text:p>
          </draw:text-box>
        </draw:frame>
        <draw:frame draw:style-name="CodeBox" svg:width="31.8700cm" svg:height="13.5500cm" svg:x="1.0000cm" svg:y="4.0000cm">
          <draw:text-box>
            <text:p text:style-name="PCode"># Primary audit log
sudo tail -f /var/log/audit/audit.log | grep AVC

# Journal (syslog copy)
sudo journalctl -f | grep avc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ading an AVC denial</text:p>
          </draw:text-box>
        </draw:frame>
        <draw:frame draw:style-name="TransBox" svg:width="15.7350cm" svg:height="13.5500cm" svg:x="1.0000cm" svg:y="4.0000cm">
          <draw:text-box>
            <text:p text:style-name="PBullet">• Example AVC from /var/log/audit/audit.log:</text:p>
            <text:p text:style-name="PBullet">• Field: Meaning</text:p>
            <text:p text:style-name="PBullet">• denied { read }: httpd tried to read a file and was blocked</text:p>
            <text:p text:style-name="PBullet">• comm="httpd": The process was httpd</text:p>
            <text:p text:style-name="PBullet">• name="index.html": The target file</text:p>
            <text:p text:style-name="PBullet">• scontext=...httpd_t...: Source context (httpd process)</text:p>
            <text:p text:style-name="PBullet">• tcontext=...user_home_t...: Target context (file has wrong type)</text:p>
          </draw:text-box>
        </draw:frame>
        <draw:frame draw:style-name="CodeBox" svg:width="15.7350cm" svg:height="13.5500cm" svg:x="17.1350cm" svg:y="4.0000cm">
          <draw:text-box>
            <text:p text:style-name="PCode">type=AVC msg=audit(1708692000.123:456): avc:  denied  { read } for
pid=1234 comm="httpd" name="index.html"
scontext=system_u:system_r:httpd_t:s0
tcontext=user_u:object_r:user_home_t:s0
tclass=file permissive=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dit2why — plain-language explanation</text:p>
          </draw:text-box>
        </draw:frame>
        <draw:frame draw:style-name="TransBox" svg:width="15.7350cm" svg:height="13.5500cm" svg:x="1.0000cm" svg:y="4.0000cm">
          <draw:text-box>
            <text:p text:style-name="PBullet">• This reads the audit log and explains each denial in plain language,</text:p>
            <text:p text:style-name="PBullet">• including a suggested fix.</text:p>
            <text:p text:style-name="PBullet">• ⚠️ audit2why is a diagnostic tool, not a fix generator</text:p>
            <text:p text:style-name="PBullet">• audit2why may suggest generating a custom policy module with audit2allow.</text:p>
            <text:p text:style-name="PBullet">• Only do this as a last resort after ruling out a label fix, boolean, or</text:p>
            <text:p text:style-name="PBullet">• port fix. Custom modules can silently permit unintended access.</text:p>
          </draw:text-box>
        </draw:frame>
        <draw:frame draw:style-name="CodeBox" svg:width="15.7350cm" svg:height="13.5500cm" svg:x="17.1350cm" svg:y="4.0000cm">
          <draw:text-box>
            <text:p text:style-name="PCode">sudo audit2why &lt; /var/log/audit/audit.lo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lert — richer analysis</text:p>
          </draw:text-box>
        </draw:frame>
        <draw:frame draw:style-name="TransBox" svg:width="15.7350cm" svg:height="13.5500cm" svg:x="1.0000cm" svg:y="4.0000cm">
          <draw:text-box>
            <text:p text:style-name="PBullet">• sealert provides:</text:p>
            <text:p text:style-name="PBullet">• A human-readable description of the denial</text:p>
            <text:p text:style-name="PBullet">• Probability-ranked suggested fixes</text:p>
            <text:p text:style-name="PBullet">• The correct semanage or setsebool command to run</text:p>
          </draw:text-box>
        </draw:frame>
        <draw:frame draw:style-name="CodeBox" svg:width="15.7350cm" svg:height="13.5500cm" svg:x="17.1350cm" svg:y="4.0000cm">
          <draw:text-box>
            <text:p text:style-name="PCode"># Analyse the audit log
sudo sealert -a /var/log/audit/audit.log

# If setroubleshootd is running, check its log
sudo journalctl -u setroubleshoot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fix taxonomy (choose the right fix)</text:p>
          </draw:text-box>
        </draw:frame>
        <draw:frame draw:style-name="TransBox" svg:width="15.7350cm" svg:height="13.5500cm" svg:x="1.0000cm" svg:y="4.0000cm">
          <draw:text-box>
            <text:p text:style-name="PBullet">• When you see an AVC, work through this order:</text:p>
            <text:p text:style-name="PBullet">• This taxonomy is enough to solve the vast majority of day-to-day AVC denials.</text:p>
            <text:p text:style-name="PBullet">• When you reach the RHCA track, the SELinux Deep Dive</text:p>
            <text:p text:style-name="PBullet">• chapter expands each fix type with edge cases and semanage details — but you</text:p>
            <text:p text:style-name="PBullet">• don't need it yet.</text:p>
          </draw:text-box>
        </draw:frame>
        <draw:frame draw:style-name="CodeBox" svg:width="15.7350cm" svg:height="13.5500cm" svg:x="17.1350cm" svg:y="4.0000cm">
          <draw:text-box>
            <text:p text:style-name="PCode">1. Wrong file label?  → restorecon -Rv &lt;path&gt;
2. Non-default path?  → semanage fcontext + restorecon
3. Boolean covers it? → setsebool -P &lt;boolean&gt; on
4. Non-default port?  → semanage port -a -t &lt;type&gt; -p tcp &lt;port&gt;
5. None of the above? → audit2allow (last resort, with caution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firm SELinux mode before assuming it's a permission problem</text:p>
          </draw:text-box>
        </draw:frame>
        <draw:frame draw:style-name="TransBox" svg:width="31.8700cm" svg:height="13.5500cm" svg:x="1.0000cm" svg:y="4.0000cm">
          <draw:text-box>
            <text:p text:style-name="PBullet">• Many admins blame SELinux when the actual problem is a missing firewall rule</text:p>
            <text:p text:style-name="PBullet">• or a standard Unix permission. Always check in this order:</text:p>
            <text:p text:style-name="PBullet">• systemctl status &lt;service&gt; — is it even running?</text:p>
            <text:p text:style-name="PBullet">• Standard file permissions (ls -l)</text:p>
            <text:p text:style-name="PBullet">• SELinux context (ls -Z)</text:p>
            <text:p text:style-name="PBullet">• AVC in audit log (sudo ausearch -m avc -ts recent)</text:p>
            <text:p text:style-name="PBullet">• Firewall (sudo firewall-cmd --list-all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 AVC search with ausearch</text:p>
          </draw:text-box>
        </draw:frame>
        <draw:frame draw:style-name="CodeBox" svg:width="31.8700cm" svg:height="13.5500cm" svg:x="1.0000cm" svg:y="4.0000cm">
          <draw:text-box>
            <text:p text:style-name="PCode"># Recent AVC denials
sudo ausearch -m avc -ts recent

# Today's AVCs
sudo ausearch -m avc -ts today

# AVCs for a specific process
sudo ausearch -m avc -c http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ELinux Troubleshooting — AVCs</text:p>
          </draw:text-box>
        </draw:frame>
        <draw:frame draw:style-name="TransBox" svg:width="31.8700cm" svg:height="13.5500cm" svg:x="1.0000cm" svg:y="4.0000cm">
          <draw:text-box>
            <text:p text:style-name="PBullet">✓  Where AVC denials are logged</text:p>
            <text:p text:style-name="PBullet">✓  Reading an AVC denial: Example AVC from /var/log/audit/audit.log:</text:p>
            <text:p text:style-name="PBullet">✓  audit2why — plain-language explanation: This reads the audit log and explains each denial in plain language,</text:p>
            <text:p text:style-name="PBullet">✓  sealert — richer analysis: sealert provides:</text:p>
            <text:p text:style-name="PBullet">✓  The fix taxonomy (choose the right fix): When you see an AVC, work through this order:</text:p>
            <text:p text:style-name="PBullet">✓  Confirm SELinux mode before assuming it's a permission problem: Many admins blame SELinux when the actual problem is a missing firewall rule</text:p>
            <text:p text:style-name="PBullet">✓  Quick AVC search with ausearch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